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Times New Roman" officeooo:rsid="000a1907" officeooo:paragraph-rsid="000a1907"/>
    </style:style>
    <style:style style:name="P2" style:family="paragraph" style:parent-style-name="Standard">
      <style:paragraph-properties fo:line-height="200%"/>
      <style:text-properties style:font-name="Times New Roman" officeooo:rsid="000b3c81" officeooo:paragraph-rsid="000b3c81"/>
    </style:style>
    <style:style style:name="P3" style:family="paragraph" style:parent-style-name="Standard">
      <style:paragraph-properties fo:line-height="200%"/>
      <style:text-properties style:font-name="Times New Roman" officeooo:rsid="000c6ffb" officeooo:paragraph-rsid="000c6ffb"/>
    </style:style>
    <style:style style:name="P4" style:family="paragraph" style:parent-style-name="Standard">
      <style:paragraph-properties fo:line-height="200%"/>
      <style:text-properties style:font-name="Times New Roman" officeooo:rsid="000ca5ac" officeooo:paragraph-rsid="000ca5ac"/>
    </style:style>
    <style:style style:name="P5" style:family="paragraph" style:parent-style-name="Standard">
      <style:paragraph-properties fo:line-height="200%"/>
      <style:text-properties style:font-name="Times New Roman" officeooo:rsid="000cf920" officeooo:paragraph-rsid="000cf920"/>
    </style:style>
    <style:style style:name="P6" style:family="paragraph" style:parent-style-name="Standard">
      <style:paragraph-properties fo:line-height="200%"/>
      <style:text-properties style:font-name="Times New Roman" style:text-underline-style="solid" style:text-underline-width="auto" style:text-underline-color="font-color" officeooo:rsid="000cf920" officeooo:paragraph-rsid="000cf920"/>
    </style:style>
    <style:style style:name="P7" style:family="paragraph" style:parent-style-name="Standard">
      <style:paragraph-properties fo:line-height="200%"/>
      <style:text-properties style:font-name="Times New Roman" style:text-underline-style="solid" style:text-underline-width="auto" style:text-underline-color="font-color" officeooo:rsid="000f503c" officeooo:paragraph-rsid="000f503c"/>
    </style:style>
    <style:style style:name="P8" style:family="paragraph" style:parent-style-name="Standard">
      <style:paragraph-properties fo:line-height="200%"/>
      <style:text-properties style:font-name="Times New Roman" style:text-underline-style="solid" style:text-underline-width="auto" style:text-underline-color="font-color" officeooo:rsid="000fd64d" officeooo:paragraph-rsid="000fd64d"/>
    </style:style>
    <style:style style:name="P9" style:family="paragraph" style:parent-style-name="Standard">
      <style:paragraph-properties fo:line-height="200%"/>
      <style:text-properties style:font-name="Times New Roman" style:text-underline-style="solid" style:text-underline-width="auto" style:text-underline-color="font-color" officeooo:rsid="0010c025" officeooo:paragraph-rsid="0010c025"/>
    </style:style>
    <style:style style:name="P10" style:family="paragraph" style:parent-style-name="Standard">
      <style:paragraph-properties fo:line-height="200%"/>
      <style:text-properties style:font-name="Times New Roman" style:text-underline-style="solid" style:text-underline-width="auto" style:text-underline-color="font-color" officeooo:rsid="00166912" officeooo:paragraph-rsid="00166912"/>
    </style:style>
    <style:style style:name="P11" style:family="paragraph" style:parent-style-name="Standard">
      <style:paragraph-properties fo:line-height="200%"/>
      <style:text-properties style:font-name="Times New Roman" style:text-underline-style="solid" style:text-underline-width="auto" style:text-underline-color="font-color" officeooo:rsid="0017a26f" officeooo:paragraph-rsid="0017a26f"/>
    </style:style>
    <style:style style:name="P12" style:family="paragraph" style:parent-style-name="Standard">
      <style:paragraph-properties fo:line-height="200%"/>
      <style:text-properties style:font-name="Times New Roman" style:text-underline-style="solid" style:text-underline-width="auto" style:text-underline-color="font-color" officeooo:rsid="001a2609" officeooo:paragraph-rsid="001a2609"/>
    </style:style>
    <style:style style:name="P13" style:family="paragraph" style:parent-style-name="Standard">
      <style:paragraph-properties fo:line-height="200%"/>
      <style:text-properties style:font-name="Times New Roman" officeooo:rsid="000a1907" officeooo:paragraph-rsid="000a1907"/>
    </style:style>
    <style:style style:name="T1" style:family="text">
      <style:text-properties officeooo:rsid="000b21cd"/>
    </style:style>
    <style:style style:name="T2" style:family="text">
      <style:text-properties officeooo:rsid="000ca5ac"/>
    </style:style>
    <style:style style:name="T3" style:family="text">
      <style:text-properties officeooo:rsid="000cf920"/>
    </style:style>
    <style:style style:name="T4" style:family="text">
      <style:text-properties fo:font-style="normal" style:font-style-asian="normal" style:font-style-complex="normal"/>
    </style:style>
    <style:style style:name="T5" style:family="text">
      <style:text-properties fo:font-style="normal" officeooo:rsid="000e2ad6" style:font-style-asian="normal" style:font-style-complex="normal"/>
    </style:style>
    <style:style style:name="T6" style:family="text">
      <style:text-properties fo:font-style="normal" officeooo:rsid="000f7b0f"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0df3e3" style:font-style-asian="normal" style:font-style-complex="normal"/>
    </style:style>
    <style:style style:name="T9" style:family="text">
      <style:text-properties fo:font-style="normal" style:text-underline-style="none" officeooo:rsid="000e2ad6" style:font-style-asian="normal" style:font-style-complex="normal"/>
    </style:style>
    <style:style style:name="T10" style:family="text">
      <style:text-properties fo:font-style="normal" style:text-underline-style="none" officeooo:rsid="000f503c" style:font-style-asian="normal" style:font-style-complex="normal"/>
    </style:style>
    <style:style style:name="T11" style:family="text">
      <style:text-properties fo:font-style="normal" style:text-underline-style="none" officeooo:rsid="000f7b0f" style:font-style-asian="normal" style:font-style-complex="normal"/>
    </style:style>
    <style:style style:name="T12" style:family="text">
      <style:text-properties fo:font-style="normal" style:text-underline-style="none" officeooo:rsid="000fd64d" style:font-style-asian="normal" style:font-style-complex="normal"/>
    </style:style>
    <style:style style:name="T13" style:family="text">
      <style:text-properties fo:font-style="normal" style:text-underline-style="none" officeooo:rsid="0011b231" style:font-style-asian="normal" style:font-style-complex="normal"/>
    </style:style>
    <style:style style:name="T14" style:family="text">
      <style:text-properties fo:font-style="normal" style:text-underline-style="none" officeooo:rsid="0012d337" style:font-style-asian="normal" style:font-style-complex="normal"/>
    </style:style>
    <style:style style:name="T15" style:family="text">
      <style:text-properties fo:font-style="normal" style:text-underline-style="none" officeooo:rsid="00141cba" style:font-style-asian="normal" style:font-style-complex="normal"/>
    </style:style>
    <style:style style:name="T16" style:family="text">
      <style:text-properties fo:font-style="normal" style:text-underline-style="none" officeooo:rsid="00145ef3" style:font-style-asian="normal" style:font-style-complex="normal"/>
    </style:style>
    <style:style style:name="T17" style:family="text">
      <style:text-properties fo:font-style="normal" style:text-underline-style="none" officeooo:rsid="0014a4d6" style:font-style-asian="normal" style:font-style-complex="normal"/>
    </style:style>
    <style:style style:name="T18" style:family="text">
      <style:text-properties fo:font-style="normal" style:text-underline-style="none" officeooo:rsid="00166912" style:font-style-asian="normal" style:font-style-complex="normal"/>
    </style:style>
    <style:style style:name="T19" style:family="text">
      <style:text-properties fo:font-style="normal" style:text-underline-style="none" officeooo:rsid="0016e3bc" style:font-style-asian="normal" style:font-style-complex="normal"/>
    </style:style>
    <style:style style:name="T20" style:family="text">
      <style:text-properties fo:font-style="normal" style:text-underline-style="none" officeooo:rsid="00179fed" style:font-style-asian="normal" style:font-style-complex="normal"/>
    </style:style>
    <style:style style:name="T21" style:family="text">
      <style:text-properties fo:font-style="normal" style:text-underline-style="none" officeooo:rsid="0017a26f" style:font-style-asian="normal" style:font-style-complex="normal"/>
    </style:style>
    <style:style style:name="T22" style:family="text">
      <style:text-properties fo:font-style="normal" style:text-underline-style="none" officeooo:rsid="0018a378" style:font-style-asian="normal" style:font-style-complex="normal"/>
    </style:style>
    <style:style style:name="T23" style:family="text">
      <style:text-properties fo:font-style="normal" style:text-underline-style="none" officeooo:rsid="001a2609" style:font-style-asian="normal" style:font-style-complex="normal"/>
    </style:style>
    <style:style style:name="T24" style:family="text">
      <style:text-properties fo:font-style="normal" style:text-underline-style="none" officeooo:rsid="001c0c32"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urpose of this lab was to help develop an intuition for the quantum mechanical wavefunction of a particle in a potential energy well. We used a preconstructed python program ca<text:span text:style-name="T1">ll</text:span>ed potentialWell <text:span text:style-name="T1">that solves the Schrodinger wave equation numerically. In Part 1, we learned what the wavefunctions looked like for more standard wells. In part 2, we used what we learned to comprehend the solutions to potential wells that are irregular in shape.</text:span></text:p>
      <text:p text:style-name="P1"/>
      <text:p text:style-name="P2">Part 1: Standard Wells.</text:p>
      <text:p text:style-name="P6">Infinite square well:</text:p>
      <text:p text:style-name="P2">We were asked to predict what the wavefunctions of the three lowest energies to look like for a quanton in an infinite well (see Figure 1a). <text:span text:style-name="T2">The energy wavefunction of a quanton in a potential well is the energy eigenfunction: </text:span></text:p>
      <text:p text:style-name="P2"/>
      <text:p text:style-name="P3">with energy eigenvalues:</text:p>
      <text:p text:style-name="P3"/>
      <text:p text:style-name="P4">where n represents the nth “level” and also tells us how many half wavelengths are between x=0 and x=L.</text:p>
      <text:p text:style-name="P4">So the first three energy wavefunctions will look like the functions sin(π*x/L), sin(2*π*x/L), and sin(3*π*x/L) (See Fig 1a). We expected the ratios of the second energy to the first and the third energy to the first to be 4 and 9/4 respectively (see Fig. 1b). <text:span text:style-name="T3">On the python program potentialWell, we used a well width of 0.4nm. </text:span>We found that our wavefunctions and energy ratios were more or less exactly as we had predicted them to be. (See Fig 1c).</text:p>
      <text:p text:style-name="P4"/>
      <text:p text:style-name="P5"/>
      <text:p text:style-name="P1"/>
      <text:p text:style-name="P1"/>
      <text:p text:style-name="P6"><text:soft-page-break/>Finite square well<text:span text:style-name="T4">:</text:span></text:p>
      <text:p text:style-name="P6"><text:span text:style-name="T7">We were asked to to the same procedure as we did for an infinite square well with a finite square well. We predicted that overall, the behavior of the first three energy levels would not change too much; we would get the same ratios and the overall shapes of the wavefunctions would not be extremely different (see pg 46). We chose a well of “height” 80eV. When we ran potentialWell, </text:span><text:span text:style-name="T8">we found that the ratio was more or less the same and so was the shape, but there was a bit of “leakage” of the wavefunctions to the outside of the well (the turning points at the “walls” of the well were not the same values as the energy eigenvalues, but a bit above/below them, </text:span><text:span text:style-name="T10">see Fig. 2b</text:span><text:span text:style-name="T8">). We believe that this has to do with the well being finite. In an infinite well (as ridiculous as it is to talk about), there is zero probability that a quanton will be found to have </text:span><text:span text:style-name="T9">enough energy to be found outside of the well, as it is impossible for a quanton to have infinite energy (but then again, so is an infinite well).</text:span><text:span text:style-name="T8"> </text:span><text:span text:style-name="T9">Another way of looking at this is that the wavefunction is completely contained within the well. The probability that a quanton will be found at a given </text:span><text:span text:style-name="T10">point</text:span><text:span text:style-name="T9"> along the wavefunction is the squared amplitude of the wavefunction at that point, and because the wavefunction is completley contained inside the well, the quanton has a 100% probability of being found somewhere inside the well.</text:span><text:span text:style-name="T8"> However in a finite well, </text:span><text:span text:style-name="T9">there is a small probability that a quanton can exit the potential well (given enough energy), and this small probability is reflected in the small section of the wavefunction that is outside the walls of the well. </text:span><text:span text:style-name="T13">This makes sense in light of the uncertainty prinicple in that if the quanton is inside the </text:span><text:span text:style-name="T20">finite</text:span><text:span text:style-name="T13"> well, it must have a certain energy up to an upper limit and this means that there is uncertainty </text:span><text:span text:style-name="T20">in if its </text:span><text:span text:style-name="T13">position </text:span><text:span text:style-name="T20">is inside or outside the well.</text:span></text:p>
      <text:p text:style-name="P6"><text:span text:style-name="T9"/></text:p>
      <text:p text:style-name="P6"><text:span text:style-name="T9"/></text:p>
      <text:p text:style-name="P7"><text:span text:style-name="T5">H</text:span><text:span text:style-name="T4">armoic oscillator </text:span><text:span text:style-name="T6">(quadratic) </text:span><text:span text:style-name="T4">well:</text:span></text:p>
      <text:p text:style-name="P7"><text:span text:style-name="T7">We were asked to sk</text:span><text:span text:style-name="T11">etch a quadratic well and predict the same things as we did for the finite and infinite wells. We predicted that there would be “leakage” due to the ever changing bounds of the well, that the amplitude of the wavefunctions would be “wider” giving a greater uncertainty in the position of </text:span><text:soft-page-break/><text:span text:style-name="T11">the quanton at a given energy, and that the ratios of the energies would be smaller because of the greater uncertainty. </text:span><text:span text:style-name="T12">When we ran potentialWell, we found that the ratios were indeed smaller (see bottom of page 47), and that there was leakage, but we also found that the amplitude </text:span><text:span text:style-name="T15">and wavelength </text:span><text:span text:style-name="T12">of the wavefunction was greater closer to the walls of the well.</text:span><text:span text:style-name="T14"> The kinetic energy </text:span><text:span text:style-name="T15">of a quanton </text:span><text:span text:style-name="T14">is the </text:span><text:span text:style-name="T15">difference between its energy value and the potential energy. The kinetic energy </text:span><text:span text:style-name="T16">of a quanton is larger the </text:span><text:span text:style-name="T15">closer to the sides of the well </text:span><text:span text:style-name="T16">it is, making the amplitude of the wavefunction larger closer to the sides of the well. However, </text:span><text:span text:style-name="T17">the rate of change of the values of the kinetic energy closer to the sides of the well is much greater than closer to the center, meaning there is more uncertainty in the range of energy closer to the well, and in light of the Heisenberg uncertainty principle, this means there is more uncertainty in the momentum which means that there is more certainty of the position of a quanton closer to the sides of the well.</text:span></text:p>
      <text:p text:style-name="P7"><text:span text:style-name="T12"/></text:p>
      <text:p text:style-name="P7"><text:span text:style-name="T12"/></text:p>
      <text:p text:style-name="P8"><text:span text:style-name="T7">Part 2: Nonstandard Wells</text:span></text:p>
      <text:p text:style-name="P8"><text:span text:style-name="T7"/></text:p>
      <text:p text:style-name="P9"><text:span text:style-name="T7">We were asked to draw 3 nonstandard wells </text:span><text:span text:style-name="T18">and the 3 lowest energies plus one high energy for each, while paying close attention to how the wavelength and amplitude of the wavefunction changes within a given well.</text:span></text:p>
      <text:p text:style-name="P9"><text:span text:style-name="T18"/></text:p>
      <text:p text:style-name="P10"><text:span text:style-name="T7">The first well we drew was a “step” well (see Fig 3a) of infinite potential energy and with a total width of 0.4nm, and a “step” 40eV tall from x=0.2nm to x=0.4nm. This made the first two energies below the step, and the third and above energies were above the step. </text:span><text:span text:style-name="T19">Wavefunctions far above the step were similar to those of an infinite square well with no step, whereas the third wavefunction which was just above the step had as single large crest over the step and a smaller full wavelengt</text:span><text:span text:style-name="T21">h</text:span><text:span text:style-name="T19"> not over the step (see Fig 3a). For the first two energies,</text:span><text:span text:style-name="T7"> the wavefunction was similar to that of an infinite square well </text:span><text:soft-page-break/><text:span text:style-name="T7">(no leakage, uniform). However as we loo</text:span><text:span text:style-name="T19">ked </text:span><text:span text:style-name="T7">at positions closer to the step, the wavefunction stretched out and its amplitude decreased towards zero </text:span><text:span text:style-name="T19">as</text:span><text:span text:style-name="T7"> x→</text:span><text:span text:style-name="T19"> </text:span><text:span text:style-name="T7">0.4. </text:span><text:span text:style-name="T19">This nonzero amplitude inside the step is similar to the nonzero amplitude outside of the well walls for wavefunctions of energies in a finite square well. The step has a finite upper limit of energy, and </text:span><text:span text:style-name="T21">by the same reasoning used for the finite square well, </text:span><text:span text:style-name="T19">there is a small probability that a quanton on the first or second energy level can be found inside the step.</text:span></text:p>
      <text:p text:style-name="P10"><text:span text:style-name="T19"/></text:p>
      <text:p text:style-name="P11"><text:span text:style-name="T19">T</text:span><text:span text:style-name="T7">he second well we drew was </text:span><text:span text:style-name="T22">v-shaped well of width 0.4nm and height 300eV </text:span><text:span text:style-name="T23">(see Fig. 3b)</text:span><text:span text:style-name="T22"> The amplitudes and wavelengths of the wavefunctions increased from the left side of the well to points closer to the slant on the right side of the well (think very slow resonant frequency oscillations). There is leakage of the wavefunctions past the slant.</text:span></text:p>
      <text:p text:style-name="P11"><text:span text:style-name="T22"/></text:p>
      <text:p text:style-name="P12"><text:span text:style-name="T22">T</text:span><text:span text:style-name="T7">he third well we drew was an infinite square well of width 0.4nm with a bump of height 40eV and width 0.02nm. The wavefunctions that correspond to even energy levels (2,4,6,…) do not seem to be affected by the bump whether they are above or below it. However the wavefunctions that correspond to odd energy levels (1,3,5,…) are effected by the bump. If the energy level is below the bump, then the wavefunction is mostly normal except for a “crease” present directly in the center of the bump. </text:span><text:span text:style-name="T24">Energy levels that are above the bump have a flatness right above the bump (see Fig 3c). This creasing behavior probably has to do with the fact that the kinetic energy at or above the bump is different than the kinetic energy not at the bum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14:38:13.348289000</meta:creation-date>
    <dc:date>2017-10-22T19:16:27.017423000</dc:date>
    <meta:editing-duration>PT1H25M38S</meta:editing-duration>
    <meta:editing-cycles>15</meta:editing-cycles>
    <meta:generator>LibreOffice/5.2.5.1$MacOSX_X86_64 LibreOffice_project/0312e1a284a7d50ca85a365c316c7abbf20a4d22</meta:generator>
    <meta:document-statistic meta:table-count="0" meta:image-count="0" meta:object-count="0" meta:page-count="4" meta:paragraph-count="16" meta:word-count="1262" meta:character-count="7060" meta:non-whitespace-character-count="5813"/>
  </office:meta>
</office:document-meta>
</file>